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font-name="Times New Roman1"/>
    </style:style>
    <style:style style:name="T3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4_6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13, FF 14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 (photocopy)<text:tab/><text:tab/>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text:tab/></text:p>
      <text:p text:style-name="P3">Author of letter<text:tab/><text:tab/><text:tab/><text:tab/>Sabato Morais<text:tab/></text:p>
      <text:p text:style-name="P3">Signed letter<text:tab/><text:tab/><text:tab/><text:tab/><text:tab/>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</text:p>
      <text:p text:style-name="P3">Month<text:tab/><text:tab/><text:tab/><text:tab/><text:tab/><text:tab/></text:p>
      <text:p text:style-name="P3">Year<text:tab/><text:tab/><text:tab/><text:tab/><text:tab/><text:tab/></text:p>
      <text:p text:style-name="P3">Hebrew Date<text:tab/><text:tab/><text:tab/><text:tab/><text:tab/></text:p>
      <text:p text:style-name="P3">Undated</text:p>
      <text:p text:style-name="P3">City<text:tab/><text:tab/><text:tab/><text:tab/><text:tab/><text:tab/></text:p>
      <text:p text:style-name="P3">State<text:tab/><text:tab/><text:tab/><text:tab/><text:tab/><text:tab/></text:p>
      <text:p text:style-name="P3">Country<text:tab/><text:tab/><text:tab/><text:tab/><text:tab/>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</text:p>
      <text:p text:style-name="P3">(Synagogue) Sermon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1</text:p>
      <text:p text:style-name="P3">Number of Sheets<text:tab/><text:tab/><text:tab/><text:tab/>1</text:p>
      <text:p text:style-name="P3">Fragment<text:tab/><text:tab/><text:tab/><text:tab/><text:tab/></text:p>
      <text:p text:style-name="P3">Pagination 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>This document is a photocopy of the front cover of a sermon (SMBx9FF24_2).</text:p>
      <text:p text:style-name="P3"/>
      <text:p text:style-name="P3">VII Transcription</text:p>
      <text:p text:style-name="P5">(Symbols: ?=uncertain; []=supplied information; /=end of line)</text:p>
      <text:p text:style-name="P5"/>
      <text:p text:style-name="P4">On the truth of revelation/</text:p>
      <text:p text:style-name="P4">a/</text:p>
      <text:p text:style-name="P4">sermon delivered/</text:p>
      <text:p text:style-name="P4">on/</text:p>
      <text:p text:style-name="P4">Sabbath Emore/</text:p>
      <text:p text:style-name="P6">before to<text:span text:style-name="T1">/</text:span></text:p>
      <text:p text:style-name="P6"><text:span text:style-name="T1">before the congregation Mickv</text:span><text:span text:style-name="T2">é</text:span><text:span text:style-name="T3"> Israel/</text:span></text:p>
      <text:p text:style-name="P6"><text:span text:style-name="T3">of/</text:span></text:p>
      <text:p text:style-name="P6"><text:span text:style-name="T3">Philadelphia/</text:span></text:p>
      <text:p text:style-name="P7"><text:span text:style-name="T3">see/</text:span></text:p>
      <text:p text:style-name="P7"><text:span text:style-name="T3">Biblical sermons/</text:span></text:p>
      <text:p text:style-name="P7"><text:span text:style-name="T3">Parashat Emo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3:34:05.56</meta:creation-date>
    <meta:document-statistic meta:table-count="0" meta:image-count="0" meta:object-count="0" meta:page-count="2" meta:paragraph-count="73" meta:word-count="190" meta:character-count="1460"/>
    <dc:date>2013-02-12T13:37:28.42</dc:date>
    <meta:editing-duration>PT3M23S</meta:editing-duration>
    <meta:editing-cycles>1</meta:editing-cycles>
    <meta:generator>OpenOffice.org/3.4.1$Win32 OpenOffice.org_project/341m1$Build-9593</meta:generator>
  </office:meta>
</office:document-meta>
</file>